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Courier New" svg:font-family="'Courier New'" style:font-adornments="Standar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1in"/>
    </style:style>
    <style:style style:name="co2" style:family="table-column">
      <style:table-column-properties fo:break-before="auto" style:column-width="2.6472in"/>
    </style:style>
    <style:style style:name="co3" style:family="table-column">
      <style:table-column-properties fo:break-before="auto" style:column-width="4.2835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0.53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1.2366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ext_5f_en" style:data-style-name="N8000"/>
    <style:style style:name="ce2" style:family="table-cell" style:parent-style-name="Text_5f_en" style:data-style-name="N800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Heading" style:data-style-name="N8000"/>
    <style:style style:name="ce4" style:family="table-cell" style:parent-style-name="Default" style:data-style-name="N8000"/>
    <style:style style:name="ce5" style:family="table-cell" style:parent-style-name="COMPLEX" style:data-style-name="N8000"/>
    <style:style style:name="ce6" style:family="table-cell" style:parent-style-name="COMPLEX" style:data-style-name="N8119"/>
  </office:automatic-styles>
  <office:body>
    <office:spreadsheet>
      <table:table table:name="ComplexFunc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12" table:default-cell-style-name="Default"/>
        <table:table-row table:style-name="ro1">
          <table:table-cell table:style-name="Text_5f_en"/>
          <table:table-cell table:style-name="Text_5f_en" office:value-type="string" table:number-columns-spanned="2" table:number-rows-spanned="1">
            <text:p>The test is a basic regression test for complex functions. It does not cover edge cases. It does not cover accuracy.</text:p>
          </table:table-cell>
          <table:covered-table-cell table:style-name="ce1"/>
          <table:table-cell table:style-name="Text_5f_en" table:number-columns-repeated="1021"/>
        </table:table-row>
        <table:table-row table:style-name="ro2">
          <table:table-cell table:style-name="Text_5f_en"/>
          <table:table-cell table:style-name="Text_5f_en" office:value-type="string" table:number-columns-spanned="2" table:number-rows-spanned="1">
            <text:p>The test passes, if expected result in column C and calculated result in column D are equal up to 14 digits.</text:p>
          </table:table-cell>
          <table:covered-table-cell table:style-name="ce1"/>
          <table:table-cell table:style-name="Text_5f_en" table:number-columns-repeated="1021"/>
        </table:table-row>
        <table:table-row table:style-name="ro3">
          <table:table-cell table:style-name="Text_5f_en"/>
          <table:table-cell table:style-name="Text_5f_en" table:number-columns-spanned="2" table:number-rows-spanned="1"/>
          <table:covered-table-cell table:style-name="ce1"/>
          <table:table-cell table:style-name="Text_5f_en" table:number-columns-repeated="1021"/>
        </table:table-row>
        <table:table-row table:style-name="ro4">
          <table:table-cell table:style-name="Text_5f_en"/>
          <table:table-cell table:style-name="Text_5f_en" office:value-type="string">
            <text:p>The test passes, if cell C4 is true.</text:p>
          </table:table-cell>
          <table:table-cell table:style-name="ce2" table:formula="of:=SUM([.E8:.E33])=COUNT([.E8:.E33])" office:value-type="boolean" office:boolean-value="true">
            <text:p>TRUE</text:p>
          </table:table-cell>
          <table:table-cell table:style-name="Text_5f_en" table:number-columns-repeated="1021"/>
        </table:table-row>
        <table:table-row table:style-name="ro1">
          <table:table-cell table:style-name="Text_5f_en"/>
          <table:table-cell table:style-name="Text_5f_en" office:value-type="string" table:number-columns-spanned="2" table:number-rows-spanned="1">
            <text:p>If the automatic test in cell C4 fails, look in column E which case fails and compare for that row the first 14 digits of the values in column C and column D manually. If they are equal, the test passes too.</text:p>
          </table:table-cell>
          <table:covered-table-cell table:style-name="ce2"/>
          <table:table-cell table:style-name="Text_5f_en" table:number-columns-repeated="1021"/>
        </table:table-row>
        <table:table-row table:style-name="ro2">
          <table:table-cell table:style-name="Text_5f_en"/>
          <table:table-cell table:style-name="Text_5f_en" table:number-columns-spanned="2" table:number-rows-spanned="1"/>
          <table:covered-table-cell table:style-name="ce1"/>
          <table:table-cell table:style-name="Text_5f_en" table:number-columns-repeated="3"/>
          <table:table-cell table:style-name="Text_5f_en" office:value-type="string" table:number-columns-spanned="6" table:number-rows-spanned="1">
            <text:p>Helper calculation for the automatic test.</text:p>
          </table:table-cell>
          <table:covered-table-cell table:number-columns-repeated="5" table:style-name="Text_5f_en"/>
          <table:table-cell table:style-name="Text_5f_en" table:number-columns-repeated="1012"/>
        </table:table-row>
        <table:table-row table:style-name="ro1">
          <table:table-cell table:style-name="Heading" office:value-type="string">
            <text:p>TestID</text:p>
          </table:table-cell>
          <table:table-cell table:style-name="Heading" office:value-type="string">
            <text:p>Formula in Column D</text:p>
          </table:table-cell>
          <table:table-cell table:style-name="ce3" office:value-type="string">
            <text:p>Expected Result</text:p>
            <text:p>calculted with MuPad 3.1 and rounded to 15 digits</text:p>
          </table:table-cell>
          <table:table-cell table:style-name="Heading" office:value-type="string">
            <text:p>Result in the Version You are Currently Testing</text:p>
          </table:table-cell>
          <table:table-cell table:style-name="Heading" office:value-type="string">
            <text:p>TestOK</text:p>
          </table:table-cell>
          <table:table-cell table:style-name="Heading"/>
          <table:table-cell office:value-type="string">
            <text:p>re(B)</text:p>
          </table:table-cell>
          <table:table-cell office:value-type="string">
            <text:p>re(C)</text:p>
          </table:table-cell>
          <table:table-cell office:value-type="string">
            <text:p>im(B)</text:p>
          </table:table-cell>
          <table:table-cell office:value-type="string">
            <text:p>im(C)</text:p>
          </table:table-cell>
          <table:table-cell office:value-type="string">
            <text:p>abs(re(B)-re(C))</text:p>
          </table:table-cell>
          <table:table-cell office:value-type="string">
            <text:p>abs(im(B)-im(c))</text:p>
          </table:table-cell>
          <table:table-cell table:number-columns-repeated="1012"/>
        </table:table-row>
        <table:table-row table:style-name="ro3">
          <table:table-cell office:value-type="string">
            <text:p>IM_0</text:p>
          </table:table-cell>
          <table:table-cell table:style-name="COMPLEX" table:formula="of:=FORMULA([.D8])" office:value-type="string" office:string-value="=COMPLEX(-5;12;&quot;i&quot;)">
            <text:p>=COMPLEX(-5;12;"i")</text:p>
          </table:table-cell>
          <table:table-cell table:style-name="COMPLEX" office:value-type="string">
            <text:p>-5+12i</text:p>
          </table:table-cell>
          <table:table-cell table:style-name="ce5" table:formula="of:=COMPLEX(-5;12;&quot;i&quot;)" office:value-type="string" office:string-value="-5+12i">
            <text:p>-5+12i</text:p>
          </table:table-cell>
          <table:table-cell table:style-name="Default" table:formula="of:=AND([.K8]=0;[.L8]=0)" office:value-type="boolean" office:boolean-value="true">
            <text:p>TRUE</text:p>
          </table:table-cell>
          <table:table-cell table:style-name="Heading"/>
          <table:table-cell table:style-name="COMPLEX" table:formula="of:=IMREAL([.C8])" office:value-type="float" office:value="-5">
            <text:p>-5</text:p>
          </table:table-cell>
          <table:table-cell table:style-name="COMPLEX" table:formula="of:=IMREAL([.D8])" office:value-type="float" office:value="-5">
            <text:p>-5</text:p>
          </table:table-cell>
          <table:table-cell table:style-name="COMPLEX" table:formula="of:=IMAGINARY([.C8])" office:value-type="float" office:value="12">
            <text:p>12</text:p>
          </table:table-cell>
          <table:table-cell table:style-name="COMPLEX" table:formula="of:=IMAGINARY([.D8])" office:value-type="float" office:value="12">
            <text:p>12</text:p>
          </table:table-cell>
          <table:table-cell table:style-name="ce5" table:formula="of:=ABS([.G8]-[.H8])" office:value-type="float" office:value="0">
            <text:p>0</text:p>
          </table:table-cell>
          <table:table-cell table:style-name="ce5" table:formula="of:=ABS([.I8]-[.J8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1</text:p>
          </table:table-cell>
          <table:table-cell table:style-name="COMPLEX" table:formula="of:=FORMULA([.D9])" office:value-type="string" office:string-value="=IMABS(&quot;-5+12i&quot;)">
            <text:p>=IMABS("-5+12i")</text:p>
          </table:table-cell>
          <table:table-cell table:style-name="COMPLEX" office:value-type="float" office:value="13">
            <text:p>13</text:p>
          </table:table-cell>
          <table:table-cell table:style-name="ce5" table:formula="of:=IMABS(&quot;-5+12i&quot;)" office:value-type="float" office:value="13">
            <text:p>13</text:p>
          </table:table-cell>
          <table:table-cell table:style-name="Default" table:formula="of:=AND([.K9]=0;[.L9]=0)" office:value-type="boolean" office:boolean-value="true">
            <text:p>TRUE</text:p>
          </table:table-cell>
          <table:table-cell table:style-name="Default"/>
          <table:table-cell table:style-name="COMPLEX" table:formula="of:=IMREAL([.C9])" office:value-type="float" office:value="13">
            <text:p>13</text:p>
          </table:table-cell>
          <table:table-cell table:style-name="COMPLEX" table:formula="of:=IMREAL([.D9])" office:value-type="float" office:value="13">
            <text:p>13</text:p>
          </table:table-cell>
          <table:table-cell table:style-name="COMPLEX" table:formula="of:=IMAGINARY([.C9])" office:value-type="float" office:value="0">
            <text:p>0</text:p>
          </table:table-cell>
          <table:table-cell table:style-name="COMPLEX" table:formula="of:=IMAGINARY([.D9])" office:value-type="float" office:value="0">
            <text:p>0</text:p>
          </table:table-cell>
          <table:table-cell table:style-name="ce5" table:formula="of:=ABS([.G9]-[.H9])" office:value-type="float" office:value="0">
            <text:p>0</text:p>
          </table:table-cell>
          <table:table-cell table:style-name="ce5" table:formula="of:=ABS([.I9]-[.J9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2</text:p>
          </table:table-cell>
          <table:table-cell table:style-name="COMPLEX" table:formula="of:=FORMULA([.D10])" office:value-type="string" office:string-value="=IMAGINARY(&quot;-5+12i&quot;)">
            <text:p>=IMAGINARY("-5+12i")</text:p>
          </table:table-cell>
          <table:table-cell table:style-name="COMPLEX" office:value-type="float" office:value="12">
            <text:p>12</text:p>
          </table:table-cell>
          <table:table-cell table:style-name="ce5" table:formula="of:=IMAGINARY(&quot;-5+12i&quot;)" office:value-type="float" office:value="12">
            <text:p>12</text:p>
          </table:table-cell>
          <table:table-cell table:style-name="Default" table:formula="of:=AND([.K10]=0;[.L10]=0)" office:value-type="boolean" office:boolean-value="true">
            <text:p>TRUE</text:p>
          </table:table-cell>
          <table:table-cell table:style-name="Default"/>
          <table:table-cell table:style-name="COMPLEX" table:formula="of:=IMREAL([.C10])" office:value-type="float" office:value="12">
            <text:p>12</text:p>
          </table:table-cell>
          <table:table-cell table:style-name="COMPLEX" table:formula="of:=IMREAL([.D10])" office:value-type="float" office:value="12">
            <text:p>12</text:p>
          </table:table-cell>
          <table:table-cell table:style-name="COMPLEX" table:formula="of:=IMAGINARY([.C10])" office:value-type="float" office:value="0">
            <text:p>0</text:p>
          </table:table-cell>
          <table:table-cell table:style-name="COMPLEX" table:formula="of:=IMAGINARY([.D10])" office:value-type="float" office:value="0">
            <text:p>0</text:p>
          </table:table-cell>
          <table:table-cell table:style-name="ce5" table:formula="of:=ABS([.G10]-[.H10])" office:value-type="float" office:value="0">
            <text:p>0</text:p>
          </table:table-cell>
          <table:table-cell table:style-name="ce5" table:formula="of:=ABS([.I10]-[.J10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3</text:p>
          </table:table-cell>
          <table:table-cell table:style-name="COMPLEX" table:formula="of:=FORMULA([.D11])" office:value-type="string" office:string-value="=IMARGUMENT(&quot;-5+12i&quot;)">
            <text:p>=IMARGUMENT("-5+12i")</text:p>
          </table:table-cell>
          <table:table-cell table:style-name="COMPLEX" office:value-type="string">
            <text:p>1.96558744649466</text:p>
          </table:table-cell>
          <table:table-cell table:style-name="ce6" table:formula="of:=IMARGUMENT(&quot;-5+12i&quot;)" office:value-type="float" office:value="1.96558744649466">
            <text:p>1.96558744649466</text:p>
          </table:table-cell>
          <table:table-cell table:style-name="Default" table:formula="of:=AND([.K11]=0;[.L11]=0)" office:value-type="boolean" office:boolean-value="true">
            <text:p>TRUE</text:p>
          </table:table-cell>
          <table:table-cell table:style-name="Default"/>
          <table:table-cell table:style-name="COMPLEX" table:formula="of:=IMREAL([.C11])" office:value-type="float" office:value="1.96558744649466">
            <text:p>1.9655874465</text:p>
          </table:table-cell>
          <table:table-cell table:style-name="COMPLEX" table:formula="of:=IMREAL([.D11])" office:value-type="float" office:value="1.96558744649466">
            <text:p>1.9655874465</text:p>
          </table:table-cell>
          <table:table-cell table:style-name="COMPLEX" table:formula="of:=IMAGINARY([.C11])" office:value-type="float" office:value="0">
            <text:p>0</text:p>
          </table:table-cell>
          <table:table-cell table:style-name="COMPLEX" table:formula="of:=IMAGINARY([.D11])" office:value-type="float" office:value="0">
            <text:p>0</text:p>
          </table:table-cell>
          <table:table-cell table:style-name="ce5" table:formula="of:=ABS([.G11]-[.H11])" office:value-type="float" office:value="0">
            <text:p>0</text:p>
          </table:table-cell>
          <table:table-cell table:style-name="ce5" table:formula="of:=ABS([.I11]-[.J11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4</text:p>
          </table:table-cell>
          <table:table-cell table:style-name="COMPLEX" table:formula="of:=FORMULA([.D12])" office:value-type="string" office:string-value="=IMCONJUGATE(&quot;-5+12i&quot;)">
            <text:p>=IMCONJUGATE("-5+12i")</text:p>
          </table:table-cell>
          <table:table-cell table:style-name="COMPLEX" office:value-type="string">
            <text:p>-5-12i</text:p>
          </table:table-cell>
          <table:table-cell table:style-name="COMPLEX" table:formula="of:=IMCONJUGATE(&quot;-5+12i&quot;)" office:value-type="string" office:string-value="-5-12i">
            <text:p>-5-12i</text:p>
          </table:table-cell>
          <table:table-cell table:style-name="Default" table:formula="of:=AND([.K12]=0;[.L12]=0)" office:value-type="boolean" office:boolean-value="true">
            <text:p>TRUE</text:p>
          </table:table-cell>
          <table:table-cell table:style-name="Default"/>
          <table:table-cell table:style-name="COMPLEX" table:formula="of:=IMREAL([.C12])" office:value-type="float" office:value="-5">
            <text:p>-5</text:p>
          </table:table-cell>
          <table:table-cell table:style-name="COMPLEX" table:formula="of:=IMREAL([.D12])" office:value-type="float" office:value="-5">
            <text:p>-5</text:p>
          </table:table-cell>
          <table:table-cell table:style-name="COMPLEX" table:formula="of:=IMAGINARY([.C12])" office:value-type="float" office:value="-12">
            <text:p>-12</text:p>
          </table:table-cell>
          <table:table-cell table:style-name="COMPLEX" table:formula="of:=IMAGINARY([.D12])" office:value-type="float" office:value="-12">
            <text:p>-12</text:p>
          </table:table-cell>
          <table:table-cell table:style-name="ce5" table:formula="of:=ABS([.G12]-[.H12])" office:value-type="float" office:value="0">
            <text:p>0</text:p>
          </table:table-cell>
          <table:table-cell table:style-name="ce5" table:formula="of:=ABS([.I12]-[.J12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5</text:p>
          </table:table-cell>
          <table:table-cell table:style-name="COMPLEX" table:formula="of:=FORMULA([.D13])" office:value-type="string" office:string-value="=IMCOS(&quot;-5+12i&quot;)">
            <text:p>=IMCOS("-5+12i")</text:p>
          </table:table-cell>
          <table:table-cell table:style-name="COMPLEX" office:value-type="string">
            <text:p>23083.6899151345-78034.7601517634i</text:p>
          </table:table-cell>
          <table:table-cell table:style-name="COMPLEX" table:formula="of:=IMCOS(&quot;-5+12i&quot;)" office:value-type="string" office:string-value="23083.6899151345-78034.7601517634i">
            <text:p>23083.6899151345-78034.7601517634i</text:p>
          </table:table-cell>
          <table:table-cell table:style-name="Default" table:formula="of:=AND([.K13]=0;[.L13]=0)" office:value-type="boolean" office:boolean-value="true">
            <text:p>TRUE</text:p>
          </table:table-cell>
          <table:table-cell table:style-name="Default"/>
          <table:table-cell table:style-name="COMPLEX" table:formula="of:=IMREAL([.C13])" office:value-type="float" office:value="23083.6899151345">
            <text:p>23083.6899151345</text:p>
          </table:table-cell>
          <table:table-cell table:style-name="COMPLEX" table:formula="of:=IMREAL([.D13])" office:value-type="float" office:value="23083.6899151345">
            <text:p>23083.6899151345</text:p>
          </table:table-cell>
          <table:table-cell table:style-name="COMPLEX" table:formula="of:=IMAGINARY([.C13])" office:value-type="float" office:value="-78034.7601517634">
            <text:p>-78034.7601517634</text:p>
          </table:table-cell>
          <table:table-cell table:style-name="COMPLEX" table:formula="of:=IMAGINARY([.D13])" office:value-type="float" office:value="-78034.7601517634">
            <text:p>-78034.7601517634</text:p>
          </table:table-cell>
          <table:table-cell table:style-name="ce5" table:formula="of:=ABS([.G13]-[.H13])" office:value-type="float" office:value="0">
            <text:p>0</text:p>
          </table:table-cell>
          <table:table-cell table:style-name="ce5" table:formula="of:=ABS([.I13]-[.J13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6</text:p>
          </table:table-cell>
          <table:table-cell table:style-name="COMPLEX" table:formula="of:=FORMULA([.D14])" office:value-type="string" office:string-value="=IMCOSH(&quot;-5+12i&quot;)">
            <text:p>=IMCOSH("-5+12i")</text:p>
          </table:table-cell>
          <table:table-cell table:style-name="COMPLEX" office:value-type="string">
            <text:p>62.6223588399767+39.8154332247249i</text:p>
          </table:table-cell>
          <table:table-cell table:style-name="COMPLEX" table:formula="of:=IMCOSH(&quot;-5+12i&quot;)" office:value-type="string" office:string-value="62.6223588399767+39.8154332247248i">
            <text:p>62.6223588399767+39.8154332247248i</text:p>
          </table:table-cell>
          <table:table-cell table:style-name="Default" table:formula="of:=AND([.K14]=0;[.L14]=0)" office:value-type="boolean" office:boolean-value="true">
            <text:p>TRUE</text:p>
          </table:table-cell>
          <table:table-cell table:style-name="Default"/>
          <table:table-cell table:style-name="COMPLEX" table:formula="of:=IMREAL([.C14])" office:value-type="float" office:value="62.6223588399767">
            <text:p>62.62235884</text:p>
          </table:table-cell>
          <table:table-cell table:style-name="COMPLEX" table:formula="of:=IMREAL([.D14])" office:value-type="float" office:value="62.6223588399767">
            <text:p>62.62235884</text:p>
          </table:table-cell>
          <table:table-cell table:style-name="COMPLEX" table:formula="of:=IMAGINARY([.C14])" office:value-type="float" office:value="39.8154332247249">
            <text:p>39.8154332247</text:p>
          </table:table-cell>
          <table:table-cell table:style-name="COMPLEX" table:formula="of:=IMAGINARY([.D14])" office:value-type="float" office:value="39.8154332247248">
            <text:p>39.8154332247</text:p>
          </table:table-cell>
          <table:table-cell table:style-name="ce5" table:formula="of:=ABS([.G14]-[.H14])" office:value-type="float" office:value="0">
            <text:p>0</text:p>
          </table:table-cell>
          <table:table-cell table:style-name="ce5" table:formula="of:=ABS([.I14]-[.J14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7</text:p>
          </table:table-cell>
          <table:table-cell table:style-name="COMPLEX" table:formula="of:=FORMULA([.D15])" office:value-type="string" office:string-value="=IMCOT(&quot;-5+12i&quot;)">
            <text:p>=IMCOT("-5+12i")</text:p>
          </table:table-cell>
          <table:table-cell table:style-name="COMPLEX" office:value-type="string">
            <text:p>4.10750577681088e-011-0.999999999936648i</text:p>
          </table:table-cell>
          <table:table-cell table:style-name="COMPLEX" table:formula="of:=IMCOT(&quot;-5+12i&quot;)" office:value-type="string" office:string-value="4.10750577681088e-11-0.999999999936648i">
            <text:p>4.10750577681088e-11-0.999999999936648i</text:p>
          </table:table-cell>
          <table:table-cell table:style-name="Default" table:formula="of:=AND([.K15]=0;[.L15]=0)" office:value-type="boolean" office:boolean-value="true">
            <text:p>TRUE</text:p>
          </table:table-cell>
          <table:table-cell table:style-name="Default"/>
          <table:table-cell table:style-name="COMPLEX" table:formula="of:=IMREAL([.C15])" office:value-type="float" office:value="0.0000000000410750577681088">
            <text:p>4.10750577681088E-011</text:p>
          </table:table-cell>
          <table:table-cell table:style-name="COMPLEX" table:formula="of:=IMREAL([.D15])" office:value-type="float" office:value="0.0000000000410750577681088">
            <text:p>4.10750577681088E-011</text:p>
          </table:table-cell>
          <table:table-cell table:style-name="COMPLEX" table:formula="of:=IMAGINARY([.C15])" office:value-type="float" office:value="-0.999999999936648">
            <text:p>-0.9999999999</text:p>
          </table:table-cell>
          <table:table-cell table:style-name="COMPLEX" table:formula="of:=IMAGINARY([.D15])" office:value-type="float" office:value="-0.999999999936648">
            <text:p>-0.9999999999</text:p>
          </table:table-cell>
          <table:table-cell table:style-name="ce5" table:formula="of:=ABS([.G15]-[.H15])" office:value-type="float" office:value="0">
            <text:p>0</text:p>
          </table:table-cell>
          <table:table-cell table:style-name="ce5" table:formula="of:=ABS([.I15]-[.J15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8</text:p>
          </table:table-cell>
          <table:table-cell table:style-name="COMPLEX" table:formula="of:=FORMULA([.D16])" office:value-type="string" office:string-value="=IMCSC(&quot;-5+12i&quot;)">
            <text:p>=IMCSC("-5+12i")</text:p>
          </table:table-cell>
          <table:table-cell table:style-name="COMPLEX" office:value-type="string">
            <text:p>1.17836687482814e-005-3.48576140783804e-006i</text:p>
          </table:table-cell>
          <table:table-cell table:style-name="COMPLEX" table:formula="of:=IMCSC(&quot;-5+12i&quot;)" office:value-type="string" office:string-value="1.17836687482814e-05-3.48576140783804e-06i">
            <text:p>1.17836687482814e-05-3.48576140783804e-06i</text:p>
          </table:table-cell>
          <table:table-cell table:style-name="Default" table:formula="of:=AND([.K16]=0;[.L16]=0)" office:value-type="boolean" office:boolean-value="true">
            <text:p>TRUE</text:p>
          </table:table-cell>
          <table:table-cell table:style-name="Default"/>
          <table:table-cell table:style-name="COMPLEX" table:formula="of:=IMREAL([.C16])" office:value-type="float" office:value="0.0000117836687482814">
            <text:p>1.17836687482814E-005</text:p>
          </table:table-cell>
          <table:table-cell table:style-name="COMPLEX" table:formula="of:=IMREAL([.D16])" office:value-type="float" office:value="0.0000117836687482814">
            <text:p>1.17836687482814E-005</text:p>
          </table:table-cell>
          <table:table-cell table:style-name="COMPLEX" table:formula="of:=IMAGINARY([.C16])" office:value-type="float" office:value="-0.00000348576140783804">
            <text:p>-3.48576140783804E-006</text:p>
          </table:table-cell>
          <table:table-cell table:style-name="COMPLEX" table:formula="of:=IMAGINARY([.D16])" office:value-type="float" office:value="-0.00000348576140783804">
            <text:p>-3.48576140783804E-006</text:p>
          </table:table-cell>
          <table:table-cell table:style-name="ce5" table:formula="of:=ABS([.G16]-[.H16])" office:value-type="float" office:value="0">
            <text:p>0</text:p>
          </table:table-cell>
          <table:table-cell table:style-name="ce5" table:formula="of:=ABS([.I16]-[.J16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9</text:p>
          </table:table-cell>
          <table:table-cell table:style-name="COMPLEX" table:formula="of:=FORMULA([.D17])" office:value-type="string" office:string-value="=IMCSCH(&quot;-5+12i&quot;)">
            <text:p>=IMCSCH("-5+12i")</text:p>
          </table:table-cell>
          <table:table-cell table:style-name="COMPLEX" office:value-type="string">
            <text:p>-0.0113716081825818+0.00723140654863397i</text:p>
          </table:table-cell>
          <table:table-cell table:style-name="COMPLEX" table:formula="of:=IMCSCH(&quot;-5+12i&quot;)" office:value-type="string" office:string-value="-0.0113716081825818+0.00723140654863397i">
            <text:p>-0.0113716081825818+0.00723140654863397i</text:p>
          </table:table-cell>
          <table:table-cell table:style-name="Default" table:formula="of:=AND([.K17]=0;[.L17]=0)" office:value-type="boolean" office:boolean-value="true">
            <text:p>TRUE</text:p>
          </table:table-cell>
          <table:table-cell table:style-name="Default"/>
          <table:table-cell table:style-name="COMPLEX" table:formula="of:=IMREAL([.C17])" office:value-type="float" office:value="-0.0113716081825818">
            <text:p>-0.0113716082</text:p>
          </table:table-cell>
          <table:table-cell table:style-name="COMPLEX" table:formula="of:=IMREAL([.D17])" office:value-type="float" office:value="-0.0113716081825818">
            <text:p>-0.0113716082</text:p>
          </table:table-cell>
          <table:table-cell table:style-name="COMPLEX" table:formula="of:=IMAGINARY([.C17])" office:value-type="float" office:value="0.00723140654863397">
            <text:p>0.0072314065</text:p>
          </table:table-cell>
          <table:table-cell table:style-name="COMPLEX" table:formula="of:=IMAGINARY([.D17])" office:value-type="float" office:value="0.00723140654863397">
            <text:p>0.0072314065</text:p>
          </table:table-cell>
          <table:table-cell table:style-name="ce5" table:formula="of:=ABS([.G17]-[.H17])" office:value-type="float" office:value="0">
            <text:p>0</text:p>
          </table:table-cell>
          <table:table-cell table:style-name="ce5" table:formula="of:=ABS([.I17]-[.J17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10</text:p>
          </table:table-cell>
          <table:table-cell table:style-name="COMPLEX" table:formula="of:=FORMULA([.D18])" office:value-type="string" office:string-value="=IMDIV(&quot;-5+12i&quot;;&quot;3+4i&quot;)">
            <text:p>=IMDIV("-5+12i";"3+4i")</text:p>
          </table:table-cell>
          <table:table-cell table:style-name="COMPLEX" office:value-type="string">
            <text:p>1.32+2.24i</text:p>
          </table:table-cell>
          <table:table-cell table:style-name="COMPLEX" table:formula="of:=IMDIV(&quot;-5+12i&quot;;&quot;3+4i&quot;)" office:value-type="string" office:string-value="1.32+2.24i">
            <text:p>1.32+2.24i</text:p>
          </table:table-cell>
          <table:table-cell table:style-name="Default" table:formula="of:=AND([.K18]=0;[.L18]=0)" office:value-type="boolean" office:boolean-value="true">
            <text:p>TRUE</text:p>
          </table:table-cell>
          <table:table-cell table:style-name="Default"/>
          <table:table-cell table:style-name="COMPLEX" table:formula="of:=IMREAL([.C18])" office:value-type="float" office:value="1.32">
            <text:p>1.32</text:p>
          </table:table-cell>
          <table:table-cell table:style-name="COMPLEX" table:formula="of:=IMREAL([.D18])" office:value-type="float" office:value="1.32">
            <text:p>1.32</text:p>
          </table:table-cell>
          <table:table-cell table:style-name="COMPLEX" table:formula="of:=IMAGINARY([.C18])" office:value-type="float" office:value="2.24">
            <text:p>2.24</text:p>
          </table:table-cell>
          <table:table-cell table:style-name="COMPLEX" table:formula="of:=IMAGINARY([.D18])" office:value-type="float" office:value="2.24">
            <text:p>2.24</text:p>
          </table:table-cell>
          <table:table-cell table:style-name="ce5" table:formula="of:=ABS([.G18]-[.H18])" office:value-type="float" office:value="0">
            <text:p>0</text:p>
          </table:table-cell>
          <table:table-cell table:style-name="ce5" table:formula="of:=ABS([.I18]-[.J18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11</text:p>
          </table:table-cell>
          <table:table-cell table:style-name="COMPLEX" table:formula="of:=FORMULA([.D19])" office:value-type="string" office:string-value="=IMEXP(&quot;-5+12i&quot;)">
            <text:p>=IMEXP("-5+12i")</text:p>
          </table:table-cell>
          <table:table-cell table:style-name="COMPLEX" office:value-type="string">
            <text:p>0.00568584324890799-0.00361539988263156i</text:p>
          </table:table-cell>
          <table:table-cell table:style-name="COMPLEX" table:formula="of:=IMEXP(&quot;-5+12i&quot;)" office:value-type="string" office:string-value="0.00568584324890799-0.00361539988263156i">
            <text:p>0.00568584324890799-0.00361539988263156i</text:p>
          </table:table-cell>
          <table:table-cell table:style-name="Default" table:formula="of:=AND([.K19]=0;[.L19]=0)" office:value-type="boolean" office:boolean-value="true">
            <text:p>TRUE</text:p>
          </table:table-cell>
          <table:table-cell table:style-name="Default"/>
          <table:table-cell table:style-name="COMPLEX" table:formula="of:=IMREAL([.C19])" office:value-type="float" office:value="0.00568584324890799">
            <text:p>0.0056858432</text:p>
          </table:table-cell>
          <table:table-cell table:style-name="COMPLEX" table:formula="of:=IMREAL([.D19])" office:value-type="float" office:value="0.00568584324890799">
            <text:p>0.0056858432</text:p>
          </table:table-cell>
          <table:table-cell table:style-name="COMPLEX" table:formula="of:=IMAGINARY([.C19])" office:value-type="float" office:value="-0.00361539988263156">
            <text:p>-0.0036153999</text:p>
          </table:table-cell>
          <table:table-cell table:style-name="COMPLEX" table:formula="of:=IMAGINARY([.D19])" office:value-type="float" office:value="-0.00361539988263156">
            <text:p>-0.0036153999</text:p>
          </table:table-cell>
          <table:table-cell table:style-name="ce5" table:formula="of:=ABS([.G19]-[.H19])" office:value-type="float" office:value="0">
            <text:p>0</text:p>
          </table:table-cell>
          <table:table-cell table:style-name="ce5" table:formula="of:=ABS([.I19]-[.J19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12</text:p>
          </table:table-cell>
          <table:table-cell table:style-name="COMPLEX" table:formula="of:=FORMULA([.D20])" office:value-type="string" office:string-value="=IMLN(&quot;-5+12i&quot;)">
            <text:p>=IMLN("-5+12i")</text:p>
          </table:table-cell>
          <table:table-cell table:style-name="COMPLEX" office:value-type="string">
            <text:p>2.56494935746154+1.96558744649466i</text:p>
          </table:table-cell>
          <table:table-cell table:style-name="COMPLEX" table:formula="of:=IMLN(&quot;-5+12i&quot;)" office:value-type="string" office:string-value="2.56494935746154+1.96558744649466i">
            <text:p>2.56494935746154+1.96558744649466i</text:p>
          </table:table-cell>
          <table:table-cell table:style-name="Default" table:formula="of:=AND([.K20]=0;[.L20]=0)" office:value-type="boolean" office:boolean-value="true">
            <text:p>TRUE</text:p>
          </table:table-cell>
          <table:table-cell table:style-name="Default"/>
          <table:table-cell table:style-name="COMPLEX" table:formula="of:=IMREAL([.C20])" office:value-type="float" office:value="2.56494935746154">
            <text:p>2.5649493575</text:p>
          </table:table-cell>
          <table:table-cell table:style-name="COMPLEX" table:formula="of:=IMREAL([.D20])" office:value-type="float" office:value="2.56494935746154">
            <text:p>2.5649493575</text:p>
          </table:table-cell>
          <table:table-cell table:style-name="COMPLEX" table:formula="of:=IMAGINARY([.C20])" office:value-type="float" office:value="1.96558744649466">
            <text:p>1.9655874465</text:p>
          </table:table-cell>
          <table:table-cell table:style-name="COMPLEX" table:formula="of:=IMAGINARY([.D20])" office:value-type="float" office:value="1.96558744649466">
            <text:p>1.9655874465</text:p>
          </table:table-cell>
          <table:table-cell table:style-name="ce5" table:formula="of:=ABS([.G20]-[.H20])" office:value-type="float" office:value="0">
            <text:p>0</text:p>
          </table:table-cell>
          <table:table-cell table:style-name="ce5" table:formula="of:=ABS([.I20]-[.J20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13</text:p>
          </table:table-cell>
          <table:table-cell table:style-name="COMPLEX" table:formula="of:=FORMULA([.D21])" office:value-type="string" office:string-value="=IMLOG10(&quot;-5+12i&quot;)">
            <text:p>=IMLOG10("-5+12i")</text:p>
          </table:table-cell>
          <table:table-cell table:style-name="COMPLEX" office:value-type="string">
            <text:p>1.11394335230684+0.853643781710933i</text:p>
          </table:table-cell>
          <table:table-cell table:style-name="COMPLEX" table:formula="of:=IMLOG10(&quot;-5+12i&quot;)" office:value-type="string" office:string-value="1.11394335230684+0.853643781710933i">
            <text:p>1.11394335230684+0.853643781710933i</text:p>
          </table:table-cell>
          <table:table-cell table:style-name="Default" table:formula="of:=AND([.K21]=0;[.L21]=0)" office:value-type="boolean" office:boolean-value="true">
            <text:p>TRUE</text:p>
          </table:table-cell>
          <table:table-cell table:style-name="Default"/>
          <table:table-cell table:style-name="COMPLEX" table:formula="of:=IMREAL([.C21])" office:value-type="float" office:value="1.11394335230684">
            <text:p>1.1139433523</text:p>
          </table:table-cell>
          <table:table-cell table:style-name="COMPLEX" table:formula="of:=IMREAL([.D21])" office:value-type="float" office:value="1.11394335230684">
            <text:p>1.1139433523</text:p>
          </table:table-cell>
          <table:table-cell table:style-name="COMPLEX" table:formula="of:=IMAGINARY([.C21])" office:value-type="float" office:value="0.853643781710933">
            <text:p>0.8536437817</text:p>
          </table:table-cell>
          <table:table-cell table:style-name="COMPLEX" table:formula="of:=IMAGINARY([.D21])" office:value-type="float" office:value="0.853643781710933">
            <text:p>0.8536437817</text:p>
          </table:table-cell>
          <table:table-cell table:style-name="ce5" table:formula="of:=ABS([.G21]-[.H21])" office:value-type="float" office:value="0">
            <text:p>0</text:p>
          </table:table-cell>
          <table:table-cell table:style-name="ce5" table:formula="of:=ABS([.I21]-[.J21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14</text:p>
          </table:table-cell>
          <table:table-cell table:style-name="COMPLEX" table:formula="of:=FORMULA([.D22])" office:value-type="string" office:string-value="=IMLOG2(&quot;-5+12i&quot;)">
            <text:p>=IMLOG2("-5+12i")</text:p>
          </table:table-cell>
          <table:table-cell table:style-name="COMPLEX" office:value-type="string">
            <text:p>3.70043971814109+2.83574326149144i</text:p>
          </table:table-cell>
          <table:table-cell table:style-name="COMPLEX" table:formula="of:=IMLOG2(&quot;-5+12i&quot;)" office:value-type="string" office:string-value="3.70043971814109+2.83574326149144i">
            <text:p>3.70043971814109+2.83574326149144i</text:p>
          </table:table-cell>
          <table:table-cell table:style-name="Default" table:formula="of:=AND([.K22]=0;[.L22]=0)" office:value-type="boolean" office:boolean-value="true">
            <text:p>TRUE</text:p>
          </table:table-cell>
          <table:table-cell table:style-name="Default"/>
          <table:table-cell table:style-name="COMPLEX" table:formula="of:=IMREAL([.C22])" office:value-type="float" office:value="3.70043971814109">
            <text:p>3.7004397181</text:p>
          </table:table-cell>
          <table:table-cell table:style-name="COMPLEX" table:formula="of:=IMREAL([.D22])" office:value-type="float" office:value="3.70043971814109">
            <text:p>3.7004397181</text:p>
          </table:table-cell>
          <table:table-cell table:style-name="COMPLEX" table:formula="of:=IMAGINARY([.C22])" office:value-type="float" office:value="2.83574326149144">
            <text:p>2.8357432615</text:p>
          </table:table-cell>
          <table:table-cell table:style-name="COMPLEX" table:formula="of:=IMAGINARY([.D22])" office:value-type="float" office:value="2.83574326149144">
            <text:p>2.8357432615</text:p>
          </table:table-cell>
          <table:table-cell table:style-name="ce5" table:formula="of:=ABS([.G22]-[.H22])" office:value-type="float" office:value="0">
            <text:p>0</text:p>
          </table:table-cell>
          <table:table-cell table:style-name="ce5" table:formula="of:=ABS([.I22]-[.J22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15</text:p>
          </table:table-cell>
          <table:table-cell table:style-name="COMPLEX" table:formula="of:=FORMULA([.D23])" office:value-type="string" office:string-value="=IMPOWER(&quot;-5+12i&quot;;3)">
            <text:p>=IMPOWER("-5+12i";3)</text:p>
          </table:table-cell>
          <table:table-cell table:style-name="COMPLEX" office:value-type="string">
            <text:p>2035-828i</text:p>
          </table:table-cell>
          <table:table-cell table:style-name="COMPLEX" table:formula="of:=IMPOWER(&quot;-5+12i&quot;;3)" office:value-type="string" office:string-value="2035-828.000000000001i">
            <text:p>2035-828.000000000001i</text:p>
          </table:table-cell>
          <table:table-cell table:style-name="Default" table:formula="of:=AND([.K23]=0;[.L23]=0)" office:value-type="boolean" office:boolean-value="true">
            <text:p>TRUE</text:p>
          </table:table-cell>
          <table:table-cell table:style-name="Default"/>
          <table:table-cell table:style-name="COMPLEX" table:formula="of:=IMREAL([.C23])" office:value-type="float" office:value="2035">
            <text:p>2035</text:p>
          </table:table-cell>
          <table:table-cell table:style-name="COMPLEX" table:formula="of:=IMREAL([.D23])" office:value-type="float" office:value="2035">
            <text:p>2035</text:p>
          </table:table-cell>
          <table:table-cell table:style-name="COMPLEX" table:formula="of:=IMAGINARY([.C23])" office:value-type="float" office:value="-828">
            <text:p>-828</text:p>
          </table:table-cell>
          <table:table-cell table:style-name="COMPLEX" table:formula="of:=IMAGINARY([.D23])" office:value-type="float" office:value="-828.000000000001">
            <text:p>-828</text:p>
          </table:table-cell>
          <table:table-cell table:style-name="ce5" table:formula="of:=ABS([.G23]-[.H23])" office:value-type="float" office:value="0">
            <text:p>0</text:p>
          </table:table-cell>
          <table:table-cell table:style-name="ce5" table:formula="of:=ABS([.I23]-[.J23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16</text:p>
          </table:table-cell>
          <table:table-cell table:style-name="COMPLEX" table:formula="of:=FORMULA([.D24])" office:value-type="string" office:string-value="=IMPRODUCT(&quot;-5+12i&quot;;&quot;3+4i&quot;)">
            <text:p>=IMPRODUCT("-5+12i";"3+4i")</text:p>
          </table:table-cell>
          <table:table-cell table:style-name="COMPLEX" office:value-type="string">
            <text:p>-63+16i</text:p>
          </table:table-cell>
          <table:table-cell table:style-name="COMPLEX" table:formula="of:=IMPRODUCT(&quot;-5+12i&quot;;&quot;3+4i&quot;)" office:value-type="string" office:string-value="-63+16i">
            <text:p>-63+16i</text:p>
          </table:table-cell>
          <table:table-cell table:style-name="Default" table:formula="of:=AND([.K24]=0;[.L24]=0)" office:value-type="boolean" office:boolean-value="true">
            <text:p>TRUE</text:p>
          </table:table-cell>
          <table:table-cell table:style-name="Default"/>
          <table:table-cell table:style-name="COMPLEX" table:formula="of:=IMREAL([.C24])" office:value-type="float" office:value="-63">
            <text:p>-63</text:p>
          </table:table-cell>
          <table:table-cell table:style-name="COMPLEX" table:formula="of:=IMREAL([.D24])" office:value-type="float" office:value="-63">
            <text:p>-63</text:p>
          </table:table-cell>
          <table:table-cell table:style-name="COMPLEX" table:formula="of:=IMAGINARY([.C24])" office:value-type="float" office:value="16">
            <text:p>16</text:p>
          </table:table-cell>
          <table:table-cell table:style-name="COMPLEX" table:formula="of:=IMAGINARY([.D24])" office:value-type="float" office:value="16">
            <text:p>16</text:p>
          </table:table-cell>
          <table:table-cell table:style-name="ce5" table:formula="of:=ABS([.G24]-[.H24])" office:value-type="float" office:value="0">
            <text:p>0</text:p>
          </table:table-cell>
          <table:table-cell table:style-name="ce5" table:formula="of:=ABS([.I24]-[.J24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17</text:p>
          </table:table-cell>
          <table:table-cell table:style-name="COMPLEX" table:formula="of:=FORMULA([.D25])" office:value-type="string" office:string-value="=IMREAL(&quot;-5+12i&quot;)">
            <text:p>=IMREAL("-5+12i")</text:p>
          </table:table-cell>
          <table:table-cell table:style-name="COMPLEX" office:value-type="float" office:value="-5">
            <text:p>-5</text:p>
          </table:table-cell>
          <table:table-cell table:style-name="COMPLEX" table:formula="of:=IMREAL(&quot;-5+12i&quot;)" office:value-type="float" office:value="-5">
            <text:p>-5</text:p>
          </table:table-cell>
          <table:table-cell table:style-name="Default" table:formula="of:=AND([.K25]=0;[.L25]=0)" office:value-type="boolean" office:boolean-value="true">
            <text:p>TRUE</text:p>
          </table:table-cell>
          <table:table-cell table:style-name="Default"/>
          <table:table-cell table:style-name="COMPLEX" table:formula="of:=IMREAL([.C25])" office:value-type="float" office:value="-5">
            <text:p>-5</text:p>
          </table:table-cell>
          <table:table-cell table:style-name="COMPLEX" table:formula="of:=IMREAL([.D25])" office:value-type="float" office:value="-5">
            <text:p>-5</text:p>
          </table:table-cell>
          <table:table-cell table:style-name="COMPLEX" table:formula="of:=IMAGINARY([.C25])" office:value-type="float" office:value="0">
            <text:p>0</text:p>
          </table:table-cell>
          <table:table-cell table:style-name="COMPLEX" table:formula="of:=IMAGINARY([.D25])" office:value-type="float" office:value="0">
            <text:p>0</text:p>
          </table:table-cell>
          <table:table-cell table:style-name="ce5" table:formula="of:=ABS([.G25]-[.H25])" office:value-type="float" office:value="0">
            <text:p>0</text:p>
          </table:table-cell>
          <table:table-cell table:style-name="ce5" table:formula="of:=ABS([.I25]-[.J25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18</text:p>
          </table:table-cell>
          <table:table-cell table:style-name="COMPLEX" table:formula="of:=FORMULA([.D26])" office:value-type="string" office:string-value="=IMSEC(&quot;-5+12i&quot;)">
            <text:p>=IMSEC("-5+12i")</text:p>
          </table:table-cell>
          <table:table-cell table:style-name="COMPLEX" office:value-type="string">
            <text:p>3.48576140854289e-006+1.17836687488848e-005i</text:p>
          </table:table-cell>
          <table:table-cell table:style-name="COMPLEX" table:formula="of:=IMSEC(&quot;-5+12i&quot;)" office:value-type="string" office:string-value="3.48576140854289e-06+1.17836687488848e-05i">
            <text:p>3.48576140854289e-06+1.17836687488848e-05i</text:p>
          </table:table-cell>
          <table:table-cell table:style-name="Default" table:formula="of:=AND([.K26]=0;[.L26]=0)" office:value-type="boolean" office:boolean-value="true">
            <text:p>TRUE</text:p>
          </table:table-cell>
          <table:table-cell table:style-name="Default"/>
          <table:table-cell table:style-name="COMPLEX" table:formula="of:=IMREAL([.C26])" office:value-type="float" office:value="0.00000348576140854289">
            <text:p>3.48576140854289E-006</text:p>
          </table:table-cell>
          <table:table-cell table:style-name="COMPLEX" table:formula="of:=IMREAL([.D26])" office:value-type="float" office:value="0.00000348576140854289">
            <text:p>3.48576140854289E-006</text:p>
          </table:table-cell>
          <table:table-cell table:style-name="COMPLEX" table:formula="of:=IMAGINARY([.C26])" office:value-type="float" office:value="0.0000117836687488848">
            <text:p>1.17836687488848E-005</text:p>
          </table:table-cell>
          <table:table-cell table:style-name="COMPLEX" table:formula="of:=IMAGINARY([.D26])" office:value-type="float" office:value="0.0000117836687488848">
            <text:p>1.17836687488848E-005</text:p>
          </table:table-cell>
          <table:table-cell table:style-name="ce5" table:formula="of:=ABS([.G26]-[.H26])" office:value-type="float" office:value="0">
            <text:p>0</text:p>
          </table:table-cell>
          <table:table-cell table:style-name="ce5" table:formula="of:=ABS([.I26]-[.J26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19</text:p>
          </table:table-cell>
          <table:table-cell table:style-name="COMPLEX" table:formula="of:=FORMULA([.D27])" office:value-type="string" office:string-value="=IMSECH(&quot;-5+12i&quot;)">
            <text:p>=IMSECH("-5+12i")</text:p>
          </table:table-cell>
          <table:table-cell table:style-name="COMPLEX" office:value-type="string">
            <text:p>0.0113717647601419-0.00723019299882505i</text:p>
          </table:table-cell>
          <table:table-cell table:style-name="COMPLEX" table:formula="of:=IMSECH(&quot;-5+12i&quot;)" office:value-type="string" office:string-value="0.0113717647601419-0.00723019299882505i">
            <text:p>0.0113717647601419-0.00723019299882505i</text:p>
          </table:table-cell>
          <table:table-cell table:style-name="Default" table:formula="of:=AND([.K27]=0;[.L27]=0)" office:value-type="boolean" office:boolean-value="true">
            <text:p>TRUE</text:p>
          </table:table-cell>
          <table:table-cell table:style-name="Default"/>
          <table:table-cell table:style-name="COMPLEX" table:formula="of:=IMREAL([.C27])" office:value-type="float" office:value="0.0113717647601419">
            <text:p>0.0113717648</text:p>
          </table:table-cell>
          <table:table-cell table:style-name="COMPLEX" table:formula="of:=IMREAL([.D27])" office:value-type="float" office:value="0.0113717647601419">
            <text:p>0.0113717648</text:p>
          </table:table-cell>
          <table:table-cell table:style-name="COMPLEX" table:formula="of:=IMAGINARY([.C27])" office:value-type="float" office:value="-0.00723019299882505">
            <text:p>-0.007230193</text:p>
          </table:table-cell>
          <table:table-cell table:style-name="COMPLEX" table:formula="of:=IMAGINARY([.D27])" office:value-type="float" office:value="-0.00723019299882505">
            <text:p>-0.007230193</text:p>
          </table:table-cell>
          <table:table-cell table:style-name="ce5" table:formula="of:=ABS([.G27]-[.H27])" office:value-type="float" office:value="0">
            <text:p>0</text:p>
          </table:table-cell>
          <table:table-cell table:style-name="ce5" table:formula="of:=ABS([.I27]-[.J27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20</text:p>
          </table:table-cell>
          <table:table-cell table:style-name="COMPLEX" table:formula="of:=FORMULA([.D28])" office:value-type="string" office:string-value="=IMSIN(&quot;-5+12i&quot;)">
            <text:p>=IMSIN("-5+12i")</text:p>
          </table:table-cell>
          <table:table-cell table:style-name="COMPLEX" office:value-type="string">
            <text:p>78034.7601576553+23083.6899133917i</text:p>
          </table:table-cell>
          <table:table-cell table:style-name="COMPLEX" table:formula="of:=IMSIN(&quot;-5+12i&quot;)" office:value-type="string" office:string-value="78034.7601576553+23083.6899133917i">
            <text:p>78034.7601576553+23083.6899133917i</text:p>
          </table:table-cell>
          <table:table-cell table:style-name="Default" table:formula="of:=AND([.K28]=0;[.L28]=0)" office:value-type="boolean" office:boolean-value="true">
            <text:p>TRUE</text:p>
          </table:table-cell>
          <table:table-cell table:style-name="Default"/>
          <table:table-cell table:style-name="COMPLEX" table:formula="of:=IMREAL([.C28])" office:value-type="float" office:value="78034.7601576553">
            <text:p>78034.7601576553</text:p>
          </table:table-cell>
          <table:table-cell table:style-name="COMPLEX" table:formula="of:=IMREAL([.D28])" office:value-type="float" office:value="78034.7601576553">
            <text:p>78034.7601576553</text:p>
          </table:table-cell>
          <table:table-cell table:style-name="COMPLEX" table:formula="of:=IMAGINARY([.C28])" office:value-type="float" office:value="23083.6899133917">
            <text:p>23083.6899133917</text:p>
          </table:table-cell>
          <table:table-cell table:style-name="COMPLEX" table:formula="of:=IMAGINARY([.D28])" office:value-type="float" office:value="23083.6899133917">
            <text:p>23083.6899133917</text:p>
          </table:table-cell>
          <table:table-cell table:style-name="ce5" table:formula="of:=ABS([.G28]-[.H28])" office:value-type="float" office:value="0">
            <text:p>0</text:p>
          </table:table-cell>
          <table:table-cell table:style-name="ce5" table:formula="of:=ABS([.I28]-[.J28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21</text:p>
          </table:table-cell>
          <table:table-cell table:style-name="COMPLEX" table:formula="of:=FORMULA([.D29])" office:value-type="string" office:string-value="=IMSINH(&quot;-5+12i&quot;)">
            <text:p>=IMSINH("-5+12i")</text:p>
          </table:table-cell>
          <table:table-cell table:style-name="COMPLEX" office:value-type="string">
            <text:p>-62.6166729967278-39.8190486246075i</text:p>
          </table:table-cell>
          <table:table-cell table:style-name="COMPLEX" table:formula="of:=IMSINH(&quot;-5+12i&quot;)" office:value-type="string" office:string-value="-62.6166729967278-39.8190486246075i">
            <text:p>-62.6166729967278-39.8190486246075i</text:p>
          </table:table-cell>
          <table:table-cell table:style-name="Default" table:formula="of:=AND([.K29]=0;[.L29]=0)" office:value-type="boolean" office:boolean-value="true">
            <text:p>TRUE</text:p>
          </table:table-cell>
          <table:table-cell table:style-name="Default"/>
          <table:table-cell table:style-name="COMPLEX" table:formula="of:=IMREAL([.C29])" office:value-type="float" office:value="-62.6166729967278">
            <text:p>-62.6166729967</text:p>
          </table:table-cell>
          <table:table-cell table:style-name="COMPLEX" table:formula="of:=IMREAL([.D29])" office:value-type="float" office:value="-62.6166729967278">
            <text:p>-62.6166729967</text:p>
          </table:table-cell>
          <table:table-cell table:style-name="COMPLEX" table:formula="of:=IMAGINARY([.C29])" office:value-type="float" office:value="-39.8190486246075">
            <text:p>-39.8190486246</text:p>
          </table:table-cell>
          <table:table-cell table:style-name="COMPLEX" table:formula="of:=IMAGINARY([.D29])" office:value-type="float" office:value="-39.8190486246075">
            <text:p>-39.8190486246</text:p>
          </table:table-cell>
          <table:table-cell table:style-name="ce5" table:formula="of:=ABS([.G29]-[.H29])" office:value-type="float" office:value="0">
            <text:p>0</text:p>
          </table:table-cell>
          <table:table-cell table:style-name="ce5" table:formula="of:=ABS([.I29]-[.J29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22</text:p>
          </table:table-cell>
          <table:table-cell table:style-name="COMPLEX" table:formula="of:=FORMULA([.D30])" office:value-type="string" office:string-value="=IMSQRT(&quot;-5+12i&quot;)">
            <text:p>=IMSQRT("-5+12i")</text:p>
          </table:table-cell>
          <table:table-cell table:style-name="COMPLEX" office:value-type="string">
            <text:p>2+3i</text:p>
          </table:table-cell>
          <table:table-cell table:style-name="COMPLEX" table:formula="of:=IMSQRT(&quot;-5+12i&quot;)" office:value-type="string" office:string-value="2+3i">
            <text:p>2+3i</text:p>
          </table:table-cell>
          <table:table-cell table:style-name="Default" table:formula="of:=AND([.K30]=0;[.L30]=0)" office:value-type="boolean" office:boolean-value="true">
            <text:p>TRUE</text:p>
          </table:table-cell>
          <table:table-cell table:style-name="Default"/>
          <table:table-cell table:style-name="COMPLEX" table:formula="of:=IMREAL([.C30])" office:value-type="float" office:value="2">
            <text:p>2</text:p>
          </table:table-cell>
          <table:table-cell table:style-name="COMPLEX" table:formula="of:=IMREAL([.D30])" office:value-type="float" office:value="2">
            <text:p>2</text:p>
          </table:table-cell>
          <table:table-cell table:style-name="COMPLEX" table:formula="of:=IMAGINARY([.C30])" office:value-type="float" office:value="3">
            <text:p>3</text:p>
          </table:table-cell>
          <table:table-cell table:style-name="COMPLEX" table:formula="of:=IMAGINARY([.D30])" office:value-type="float" office:value="3">
            <text:p>3</text:p>
          </table:table-cell>
          <table:table-cell table:style-name="ce5" table:formula="of:=ABS([.G30]-[.H30])" office:value-type="float" office:value="0">
            <text:p>0</text:p>
          </table:table-cell>
          <table:table-cell table:style-name="ce5" table:formula="of:=ABS([.I30]-[.J30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23</text:p>
          </table:table-cell>
          <table:table-cell table:style-name="COMPLEX" table:formula="of:=FORMULA([.D31])" office:value-type="string" office:string-value="=IMSUB(&quot;-5+12i&quot;;&quot;3+4i&quot;)">
            <text:p>=IMSUB("-5+12i";"3+4i")</text:p>
          </table:table-cell>
          <table:table-cell table:style-name="COMPLEX" office:value-type="string">
            <text:p>-8+8i</text:p>
          </table:table-cell>
          <table:table-cell table:style-name="COMPLEX" table:formula="of:=IMSUB(&quot;-5+12i&quot;;&quot;3+4i&quot;)" office:value-type="string" office:string-value="-8+8i">
            <text:p>-8+8i</text:p>
          </table:table-cell>
          <table:table-cell table:style-name="Default" table:formula="of:=AND([.K31]=0;[.L31]=0)" office:value-type="boolean" office:boolean-value="true">
            <text:p>TRUE</text:p>
          </table:table-cell>
          <table:table-cell table:style-name="Default"/>
          <table:table-cell table:style-name="COMPLEX" table:formula="of:=IMREAL([.C31])" office:value-type="float" office:value="-8">
            <text:p>-8</text:p>
          </table:table-cell>
          <table:table-cell table:style-name="COMPLEX" table:formula="of:=IMREAL([.D31])" office:value-type="float" office:value="-8">
            <text:p>-8</text:p>
          </table:table-cell>
          <table:table-cell table:style-name="COMPLEX" table:formula="of:=IMAGINARY([.C31])" office:value-type="float" office:value="8">
            <text:p>8</text:p>
          </table:table-cell>
          <table:table-cell table:style-name="COMPLEX" table:formula="of:=IMAGINARY([.D31])" office:value-type="float" office:value="8">
            <text:p>8</text:p>
          </table:table-cell>
          <table:table-cell table:style-name="ce5" table:formula="of:=ABS([.G31]-[.H31])" office:value-type="float" office:value="0">
            <text:p>0</text:p>
          </table:table-cell>
          <table:table-cell table:style-name="ce5" table:formula="of:=ABS([.I31]-[.J31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24</text:p>
          </table:table-cell>
          <table:table-cell table:style-name="COMPLEX" table:formula="of:=FORMULA([.D32])" office:value-type="string" office:string-value="=IMSUM(&quot;-5+12i&quot;;&quot;3+4i&quot;)">
            <text:p>=IMSUM("-5+12i";"3+4i")</text:p>
          </table:table-cell>
          <table:table-cell table:style-name="COMPLEX" office:value-type="string">
            <text:p>-2+16i</text:p>
          </table:table-cell>
          <table:table-cell table:style-name="COMPLEX" table:formula="of:=IMSUM(&quot;-5+12i&quot;;&quot;3+4i&quot;)" office:value-type="string" office:string-value="-2+16i">
            <text:p>-2+16i</text:p>
          </table:table-cell>
          <table:table-cell table:style-name="Default" table:formula="of:=AND([.K32]=0;[.L32]=0)" office:value-type="boolean" office:boolean-value="true">
            <text:p>TRUE</text:p>
          </table:table-cell>
          <table:table-cell table:style-name="Default"/>
          <table:table-cell table:style-name="COMPLEX" table:formula="of:=IMREAL([.C32])" office:value-type="float" office:value="-2">
            <text:p>-2</text:p>
          </table:table-cell>
          <table:table-cell table:style-name="COMPLEX" table:formula="of:=IMREAL([.D32])" office:value-type="float" office:value="-2">
            <text:p>-2</text:p>
          </table:table-cell>
          <table:table-cell table:style-name="COMPLEX" table:formula="of:=IMAGINARY([.C32])" office:value-type="float" office:value="16">
            <text:p>16</text:p>
          </table:table-cell>
          <table:table-cell table:style-name="COMPLEX" table:formula="of:=IMAGINARY([.D32])" office:value-type="float" office:value="16">
            <text:p>16</text:p>
          </table:table-cell>
          <table:table-cell table:style-name="ce5" table:formula="of:=ABS([.G32]-[.H32])" office:value-type="float" office:value="0">
            <text:p>0</text:p>
          </table:table-cell>
          <table:table-cell table:style-name="ce5" table:formula="of:=ABS([.I32]-[.J32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IM_25</text:p>
          </table:table-cell>
          <table:table-cell table:style-name="COMPLEX" table:formula="of:=FORMULA([.D33])" office:value-type="string" office:string-value="=IMTAN(&quot;-5+12i&quot;)">
            <text:p>=IMTAN("-5+12i")</text:p>
          </table:table-cell>
          <table:table-cell table:style-name="COMPLEX" office:value-type="string">
            <text:p>4.10750577733132e-011+1.00000000006335i</text:p>
          </table:table-cell>
          <table:table-cell table:style-name="COMPLEX" table:formula="of:=IMTAN(&quot;-5+12i&quot;)" office:value-type="string" office:string-value="4.10750577733132e-11+1.00000000006335i">
            <text:p>4.10750577733132e-11+1.00000000006335i</text:p>
          </table:table-cell>
          <table:table-cell table:style-name="Default" table:formula="of:=AND([.K33]=0;[.L33]=0)" office:value-type="boolean" office:boolean-value="true">
            <text:p>TRUE</text:p>
          </table:table-cell>
          <table:table-cell table:style-name="Default"/>
          <table:table-cell table:style-name="COMPLEX" table:formula="of:=IMREAL([.C33])" office:value-type="float" office:value="0.0000000000410750577733132">
            <text:p>4.10750577733132E-011</text:p>
          </table:table-cell>
          <table:table-cell table:style-name="COMPLEX" table:formula="of:=IMREAL([.D33])" office:value-type="float" office:value="0.0000000000410750577733132">
            <text:p>4.10750577733132E-011</text:p>
          </table:table-cell>
          <table:table-cell table:style-name="COMPLEX" table:formula="of:=IMAGINARY([.C33])" office:value-type="float" office:value="1.00000000006335">
            <text:p>1.0000000001</text:p>
          </table:table-cell>
          <table:table-cell table:style-name="COMPLEX" table:formula="of:=IMAGINARY([.D33])" office:value-type="float" office:value="1.00000000006335">
            <text:p>1.0000000001</text:p>
          </table:table-cell>
          <table:table-cell table:style-name="ce5" table:formula="of:=ABS([.G33]-[.H33])" office:value-type="float" office:value="0">
            <text:p>0</text:p>
          </table:table-cell>
          <table:table-cell table:style-name="ce5" table:formula="of:=ABS([.I33]-[.J33])" office:value-type="float" office:value="0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OMPLEX"/>
          <table:table-cell table:style-name="ce4"/>
          <table:table-cell table:style-name="COMPLEX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number-columns-repeated="2"/>
          <table:table-cell table:style-name="ce4"/>
          <table:table-cell/>
          <table:table-cell table:style-name="Default" table:number-columns-repeated="2"/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adornments="Standar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8000" number:language="en" number:country="US">
      <number:number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9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14" number:min-integer-digits="1"/>
    </number:number-style>
    <number:number-style style:name="N131">
      <number:number number:decimal-places="15" number:min-integer-digits="1"/>
    </number:number-style>
    <number:number-style style:name="N132">
      <number:number number:decimal-places="16" number:min-integer-digits="1"/>
    </number:number-style>
    <number:number-style style:name="N133">
      <number:number number:decimal-places="17" number:min-integer-digits="1"/>
    </number:number-style>
    <number:number-style style:name="N134">
      <number:number number:decimal-places="18" number:min-integer-digits="1"/>
    </number:number-style>
    <number:number-style style:name="N135">
      <number:number number:decimal-places="19" number:min-integer-digits="1"/>
    </number:number-style>
    <number:number-style style:name="N136">
      <number:number number:decimal-places="20" number:min-integer-digits="1"/>
    </number:number-style>
    <number:number-style style:name="N8116" number:language="en" number:country="US">
      <number:number number:decimal-places="11" number:min-integer-digits="1"/>
    </number:number-style>
    <number:number-style style:name="N8117" number:language="en" number:country="US">
      <number:number number:decimal-places="12" number:min-integer-digits="1"/>
    </number:number-style>
    <number:number-style style:name="N8118" number:language="en" number:country="US">
      <number:number number:decimal-places="13" number:min-integer-digits="1"/>
    </number:number-style>
    <number:number-style style:name="N8119" number:language="en" number:country="US">
      <number:number number:decimal-places="14" number:min-integer-digits="1"/>
    </number:number-style>
    <number:number-style style:name="N8120" number:language="en" number:country="US">
      <number:number number:decimal-places="15" number:min-integer-digits="1"/>
    </number:number-style>
    <style:style style:name="Default" style:family="table-cell" style:data-style-name="N8000">
      <style:text-properties fo:language="en" fo:country="US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COMPLEX">
      <style:table-cell-properties style:text-align-source="fix" style:repeat-content="false" css3t:text-justify="auto"/>
      <style:paragraph-properties fo:text-align="center"/>
      <style:text-properties fo:font-size="10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COMPLEX" style:family="table-cell" style:parent-style-name="Default">
      <style:table-cell-properties style:text-align-source="fix" style:repeat-content="false" css3t:text-justify="auto" style:vertical-align="middle"/>
      <style:paragraph-properties fo:text-align="start" fo:margin-left="0.0693in"/>
      <style:text-properties style:font-name="Courier New"/>
    </style:style>
    <style:style style:name="Fehler" style:family="table-cell" style:parent-style-name="COMPLEX">
      <style:table-cell-properties fo:background-color="#ffcccc"/>
    </style:style>
    <style:style style:name="Text_5f_en" style:display-name="Text_en" style:family="table-cell" style:parent-style-name="Default">
      <style:table-cell-properties fo:wrap-option="wrap"/>
      <style:text-properties fo:hyphenate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8/27/2013</text:date>, <text:time>09:3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ina Henschel</meta:initial-creator>
    <meta:creation-date>2013-08-11T15:33:52.14</meta:creation-date>
    <dc:date>2013-08-27T09:38:42</dc:date>
    <meta:editing-duration>PT2H5M54S</meta:editing-duration>
    <meta:editing-cycles>19</meta:editing-cycles>
    <meta:generator>OpenOffice/4.0.0$Unix OpenOffice.org_project/410m1$Build-9750</meta:generator>
    <meta:document-statistic meta:table-count="1" meta:cell-count="303" meta:object-count="0"/>
    <meta:user-defined meta:name="Author">Regina Henschel</meta:user-defined>
    <meta:user-defined meta:name="Info 2"/>
    <meta:user-defined meta:name="Info 3"/>
    <meta:user-defined meta:name="Info 4"/>
  </office:meta>
</office:document-meta>
</file>